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6.662cm" fo:margin-left="-0.053cm" fo:margin-top="0cm" fo:margin-bottom="0cm" table:align="left"/>
    </style:style>
    <style:style style:name="Table1.A" style:family="table-column">
      <style:table-column-properties style:column-width="16.662cm"/>
    </style:style>
    <style:style style:name="Table1.1" style:family="table-row">
      <style:table-row-properties style:min-row-height="3.21cm" fo:keep-together="auto"/>
    </style:style>
    <style:style style:name="Table1.A1" style:family="table-cell">
      <style:table-cell-properties style:vertical-align="" fo:padding-left="0.053cm" fo:padding-right="0.053cm" fo:padding-top="0cm" fo:padding-bottom="0cm" fo:border="none"/>
    </style:style>
    <style:style style:name="Table1.4" style:family="table-row">
      <style:table-row-properties style:min-row-height="3.605cm" fo:keep-together="auto"/>
    </style:style>
    <style:style style:name="Table1.14" style:family="table-row">
      <style:table-row-properties style:min-row-height="4.001cm" fo:keep-together="auto"/>
    </style:style>
    <style:style style:name="P1" style:family="paragraph" style:parent-style-name="Standard">
      <style:text-properties officeooo:paragraph-rsid="0017abd2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officeooo:paragraph-rsid="0017ab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1. Which statement is true?<text:line-break/>$\\sqrt{5}$ is a rational number<text:line-break/>$0$ is a positive number<text:line-break/>*$\\sqrt{3}$ is a real number<text:line-break/>$\\sqrt{4}$ is an irrational number<text:line-break/></text:p>
          </table:table-cell>
        </table:table-row>
        <table:table-row table:style-name="Table1.1">
          <table:table-cell table:style-name="Table1.A1" office:value-type="string">
            <text:p text:style-name="P2">2. The thousandths digit of the number 1,234.5678 is _____.<text:line-break/>1<text:line-break/>*7<text:line-break/>8<text:line-break/>5<text:line-break/></text:p>
          </table:table-cell>
        </table:table-row>
        <table:table-row table:style-name="Table1.1">
          <table:table-cell table:style-name="Table1.A1" office:value-type="string">
            <text:p text:style-name="P2">3. (4)(-6) + (12x3) = ____.<text:line-break/>10<text:line-break/>*12<text:line-break/>14<text:line-break/>15<text:line-break/></text:p>
          </table:table-cell>
        </table:table-row>
        <table:table-row table:style-name="Table1.4">
          <table:table-cell table:style-name="Table1.A1" office:value-type="string">
            <text:p text:style-name="P2">4. The difference between gross profit and cost of goods sold is known as _____.<text:line-break/>markdown<text:line-break/>discount<text:line-break/>*net profit<text:line-break/>invoice price<text:line-break/></text:p>
          </table:table-cell>
        </table:table-row>
        <table:table-row table:style-name="Table1.4">
          <table:table-cell table:style-name="Table1.A1" office:value-type="string">
            <text:p text:style-name="P2">5. Julius has ₱15,000 in the bank. <text:s/>After a year, he expects it to earn ₱750. <text:s/>What is the rate of interest?<text:line-break/>2%<text:line-break/>4%<text:line-break/>*5%<text:line-break/>6%<text:line-break/></text:p>
          </table:table-cell>
        </table:table-row>
        <table:table-row table:style-name="Table1.1">
          <table:table-cell table:style-name="Table1.A1" office:value-type="string">
            <text:p text:style-name="P2">6. The greatest common divisor of 91, 39, and 78 is _____.<text:line-break/>24<text:line-break/>*13<text:line-break/>39<text:line-break/>91<text:line-break/></text:p>
          </table:table-cell>
        </table:table-row>
        <text:soft-page-break/>
        <table:table-row table:style-name="Table1.4">
          <table:table-cell table:style-name="Table1.A1" office:value-type="string">
            <text:p text:style-name="P2">7. The property of real numbers which describes (5+6) + 3 = 3 + (5+6) is _____.<text:line-break/>*Commutative<text:line-break/>Associative<text:line-break/>Distributive<text:line-break/>Reflexive<text:line-break/></text:p>
          </table:table-cell>
        </table:table-row>
        <table:table-row table:style-name="Table1.1">
          <table:table-cell table:style-name="Table1.A1" office:value-type="string">
            <text:p text:style-name="P2">8. Which is a proportion?<text:line-break/>*5\\(\\colon\\)4 = 15\\(\\colon\\)12<text:line-break/>8\\(\\colon\\)3 = 16\\(\\colon\\)9<text:line-break/>4\\(\\colon\\)5 = 12\\(\\colon\\)10<text:line-break/>½:7 = 5:2<text:line-break/></text:p>
          </table:table-cell>
        </table:table-row>
        <table:table-row table:style-name="Table1.4">
          <table:table-cell table:style-name="Table1.A1" office:value-type="string">
            <text:p text:style-name="P2">9. After receiving a 30% discount, Jay paid ₱210.00 for an item. <text:s/>What is the regular price of the item?<text:line-break/>*₱300<text:line-break/>₱350<text:line-break/>₱380<text:line-break/>₱400<text:line-break/></text:p>
          </table:table-cell>
        </table:table-row>
        <table:table-row table:style-name="Table1.4">
          <table:table-cell table:style-name="Table1.A1" office:value-type="string">
            <text:p text:style-name="P2">10. Peter borrowed ₱15,000 from the bank at a rate of 12% per year. <text:s/>How much will he owe the bank after 1.5 years?<text:line-break/>₱16,000<text:line-break/>₱17,000<text:line-break/>₱16,700<text:line-break/>*₱17,700<text:line-break/></text:p>
          </table:table-cell>
        </table:table-row>
        <table:table-row table:style-name="Table1.1">
          <table:table-cell table:style-name="Table1.A1" office:value-type="string">
            <text:p text:style-name="P2">11. 1/8 in percent is _____.<text:line-break/>10.5%<text:line-break/>*12.5%<text:line-break/>14.5%<text:line-break/>16.5%<text:line-break/></text:p>
          </table:table-cell>
        </table:table-row>
        <table:table-row table:style-name="Table1.4">
          <table:table-cell table:style-name="Table1.A1" office:value-type="string">
            <text:p text:style-name="P2">12. John invested ₱5,000 in a certain business. <text:s/>How much will his money be in 2 years if it earns 12% interest in a year?<text:line-break/>₱6,000<text:line-break/>₱6,100<text:line-break/>*₱6,200<text:line-break/>₱6,300<text:line-break/></text:p>
          </table:table-cell>
        </table:table-row>
        <text:soft-page-break/>
        <table:table-row table:style-name="Table1.1">
          <table:table-cell table:style-name="Table1.A1" office:value-type="string">
            <text:p text:style-name="P2">13. What do you call an equality of two ratios?<text:line-break/>quotient<text:line-break/>fraction<text:line-break/>percentage<text:line-break/>*proportion<text:line-break/></text:p>
          </table:table-cell>
        </table:table-row>
        <table:table-row table:style-name="Table1.14">
          <table:table-cell table:style-name="Table1.A1" office:value-type="string">
            <text:p text:style-name="P2">14. The number of hours spent for review in Algebra, Chemistry, and English is in the ratio 4:3:1. <text:s/>How many hours does each student spend for Chemistry in a 24-hour review package?<text:line-break/>3<text:line-break/>6<text:line-break/>*9<text:line-break/>12<text:line-break/></text:p>
          </table:table-cell>
        </table:table-row>
        <table:table-row table:style-name="Table1.1">
          <table:table-cell table:style-name="Table1.A1" office:value-type="string">
            <text:p text:style-name="P2">15. What is the value of 3.5 kilograms in grams?<text:line-break/>35<text:line-break/>350<text:line-break/>*3,500<text:line-break/>35,000<text:line-break/></text:p>
          </table:table-cell>
        </table:table-row>
        <table:table-row table:style-name="Table1.1">
          <table:table-cell table:style-name="Table1.A1" office:value-type="string">
            <text:p text:style-name="P2">16. The least common multiple of 18 and 24 is _____.<text:line-break/>6<text:line-break/>24<text:line-break/>36<text:line-break/>*72<text:line-break/></text:p>
          </table:table-cell>
        </table:table-row>
        <table:table-row table:style-name="Table1.4">
          <table:table-cell table:style-name="Table1.A1" office:value-type="string">
            <text:p text:style-name="P2">17. How many pieces of 7½ inches wire can be cut from 31 ¼ ft roll of wire?<text:line-break/>5<text:line-break/>10<text:line-break/>25<text:line-break/>*50<text:line-break/></text:p>
          </table:table-cell>
        </table:table-row>
        <table:table-row table:style-name="Table1.4">
          <table:table-cell table:style-name="Table1.A1" office:value-type="string">
            <text:p text:style-name="P2">18. What do you call a triangle all of whose sides are congruent to each other?<text:line-break/>scalene<text:line-break/>*equilateral<text:line-break/>isosceles<text:line-break/>right<text:line-break/></text:p>
          </table:table-cell>
        </table:table-row>
        <text:soft-page-break/>
        <table:table-row table:style-name="Table1.1">
          <table:table-cell table:style-name="Table1.A1" office:value-type="string">
            <text:p text:style-name="P2">19. How many centimeters are there in 100 millimeters?<text:line-break/>0.1<text:line-break/>1<text:line-break/>*10<text:line-break/>1000<text:line-break/></text:p>
          </table:table-cell>
        </table:table-row>
        <table:table-row table:style-name="Table1.14">
          <table:table-cell table:style-name="Table1.A1" office:value-type="string">
            <text:p text:style-name="P2">20. A balls is drawn at random from a box containing 3 red balls, 4 white balls, and 5 blue balls. <text:s/>What is the probability that it is not blue?<text:line-break/>1/4<text:line-break/>1/2<text:line-break/>*7/12<text:line-break/>1<text:line-break/></text:p>
          </table:table-cell>
        </table:table-row>
        <table:table-row table:style-name="Table1.14">
          <table:table-cell table:style-name="Table1.A1" office:value-type="string">
            <text:p text:style-name="P2">21. A salesman gets a 15% commission for the first ₱20,000, and 10% for the amount over ₱20,000 of his total sales. <text:s/>How much does he get for a total sale of ₱50,600?<text:line-break/>₱5,060<text:line-break/>*₱6,060<text:line-break/>₱7,060<text:line-break/>₱8,060<text:line-break/></text:p>
          </table:table-cell>
        </table:table-row>
        <table:table-row table:style-name="Table1.4">
          <table:table-cell table:style-name="Table1.A1" office:value-type="string">
            <text:p text:style-name="P2">22. A TV set that originally cost ₱20,000 is now sold at ₱18,000. <text:s/>What is the percentage decrease in the price of the TV set?<text:line-break/>*10%<text:line-break/>20%<text:line-break/>30%<text:line-break/>40%<text:line-break/></text:p>
          </table:table-cell>
        </table:table-row>
        <table:table-row table:style-name="Table1.14">
          <table:table-cell table:style-name="Table1.A1" office:value-type="string">
            <text:p text:style-name="P2">23. At 70 kph, Robin can reach his home within 50 minutes. <text:s/>At what rate should he drive his car so that he can reach home 15 minutes earlier?<text:line-break/>60 kph<text:line-break/>80 kph<text:line-break/>90 kph<text:line-break/>*100 kph<text:line-break/></text:p>
          </table:table-cell>
        </table:table-row>
        <table:table-row table:style-name="Table1.4">
          <table:table-cell table:style-name="Table1.A1" office:value-type="string">
            <text:p text:style-name="P2">24. A typist can finish 4 pages in 6 minutes. <text:s/>How long will it take for him to finish 10 pages?<text:line-break/>20 minutes<text:line-break/>*15 minutes<text:line-break/>10 minutes<text:line-break/>8 minutes<text:line-break/></text:p>
          </table:table-cell>
        </table:table-row>
        <table:table-row table:style-name="Table1.14">
          <table:table-cell table:style-name="Table1.A1" office:value-type="string">
            <text:p text:style-name="P2">25. Four people can finish painting a room within 4 hours. <text:s/>If only 2 people are available, how many hours do they have to work to finish the same job?<text:line-break/>4<text:line-break/><text:soft-page-break/>6<text:line-break/>*8<text:line-break/>10<text:line-break/></text:p>
          </table:table-cell>
        </table:table-row>
        <table:table-row table:style-name="Table1.1">
          <table:table-cell table:style-name="Table1.A1" office:value-type="string">
            <text:p text:style-name="P2">26. $(3\\sqrt{8})(3\\sqrt{18})$ = _____.<text:line-break/>*108<text:line-break/>110<text:line-break/>112<text:line-break/>114<text:line-break/></text:p>
          </table:table-cell>
        </table:table-row>
        <table:table-row table:style-name="Table1.4">
          <table:table-cell table:style-name="Table1.A1" office:value-type="string">
            <text:p text:style-name="P2">27. Jean bought 5 kilos of rice worth ₱200 and another 4 kilos of rice worth ₱144. <text:s/>What is the average price of rice per kilo?<text:line-break/>₱38.00<text:line-break/>₱36.00<text:line-break/>₱40.00<text:line-break/>*₱38.22<text:line-break/></text:p>
          </table:table-cell>
        </table:table-row>
        <table:table-row table:style-name="Table1.1">
          <table:table-cell table:style-name="Table1.A1" office:value-type="string">
            <text:p text:style-name="P2">28. 72 is ¾ of what number?<text:line-break/>76<text:line-break/>84<text:line-break/>86<text:line-break/>*96<text:line-break/></text:p>
          </table:table-cell>
        </table:table-row>
        <table:table-row table:style-name="Table1.1">
          <table:table-cell table:style-name="Table1.A1" office:value-type="string">
            <text:p text:style-name="P2">29. 0.0125 expressed in fraction in lowest term is _____.<text:line-break/>1/8<text:line-break/>1/4<text:line-break/>1/800<text:line-break/>*1/80<text:line-break/></text:p>
          </table:table-cell>
        </table:table-row>
        <table:table-row table:style-name="Table1.14">
          <table:table-cell table:style-name="Table1.A1" office:value-type="string">
            <text:p text:style-name="P2">30. Jack and Jill work as part of the service crew in one of the fastfood chains. <text:s/>If their earnings were in the ratio of 7:8, respectively, how much did Jack earn if Jill earned ₱6,400?<text:line-break/>₱6,200<text:line-break/>*₱5,600<text:line-break/>₱5,800<text:line-break/>₱6,080<text:line-break/></text:p>
          </table:table-cell>
        </table:table-row>
      </table:table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e Leon Uro</meta:initial-creator>
    <meta:creation-date>2023-05-26T14:31:22.362787148</meta:creation-date>
    <dc:date>2023-05-26T14:41:26.345313893</dc:date>
    <dc:creator>Justine Leon Uro</dc:creator>
    <meta:editing-duration>PT10M4S</meta:editing-duration>
    <meta:editing-cycles>1</meta:editing-cycles>
    <meta:document-statistic meta:table-count="1" meta:image-count="0" meta:object-count="0" meta:page-count="5" meta:paragraph-count="30" meta:word-count="680" meta:character-count="3552" meta:non-whitespace-character-count="2860"/>
    <meta:generator>LibreOffice/6.1.5.2$Linux_X86_64 LibreOffice_project/10$Build-2</meta:generator>
  </office:meta>
</office:document-meta>
</file>